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akReferenceXMLSchema.WeakReferenceXML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eakReferenceXMLSchema.isFullyComp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ReferenceXMLSchema.getGrammarPoo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